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251cm" fo:margin-left="-1.154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5.503cm"/>
    </style:style>
    <style:style style:name="Table1.C" style:family="table-column">
      <style:table-column-properties style:column-width="4.71cm"/>
    </style:style>
    <style:style style:name="Table1.D" style:family="table-column">
      <style:table-column-properties style:column-width="5.3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 style:list-style-name="L18">
      <style:text-properties style:font-name="sans-serif" fo:font-size="12pt" officeooo:paragraph-rsid="000089d7"/>
    </style:style>
    <style:style style:name="P3" style:family="paragraph" style:parent-style-name="Standard" style:list-style-name="L19">
      <style:text-properties officeooo:rsid="001a8d83" officeooo:paragraph-rsid="000089d7"/>
    </style:style>
    <style:style style:name="P4" style:family="paragraph" style:parent-style-name="Standard" style:list-style-name="L18">
      <style:text-properties officeooo:paragraph-rsid="000089d7"/>
    </style:style>
    <style:style style:name="P5" style:family="paragraph" style:parent-style-name="Standard">
      <style:text-properties officeooo:paragraph-rsid="000089d7"/>
    </style:style>
    <style:style style:name="P6" style:family="paragraph" style:parent-style-name="Table_20_Contents">
      <style:text-properties style:font-name="FreeSerif" style:text-underline-style="none" fo:font-weight="bold" officeooo:rsid="00147493" officeooo:paragraph-rsid="000089d7" style:font-weight-asian="bold" style:font-weight-complex="bold"/>
    </style:style>
    <style:style style:name="P7" style:family="paragraph" style:parent-style-name="Table_20_Contents" style:list-style-name="L1">
      <style:text-properties style:font-name="FreeSerif" officeooo:rsid="00147493" officeooo:paragraph-rsid="000089d7"/>
    </style:style>
    <style:style style:name="P8" style:family="paragraph" style:parent-style-name="Table_20_Contents" style:list-style-name="L1">
      <style:text-properties style:font-name="FreeSerif" officeooo:rsid="0015c495" officeooo:paragraph-rsid="000089d7"/>
    </style:style>
    <style:style style:name="P9" style:family="paragraph" style:parent-style-name="Table_20_Contents" style:list-style-name="L11">
      <style:text-properties officeooo:rsid="00147493" officeooo:paragraph-rsid="000089d7"/>
    </style:style>
    <style:style style:name="P10" style:family="paragraph" style:parent-style-name="Table_20_Contents">
      <style:text-properties officeooo:rsid="00147493" officeooo:paragraph-rsid="000089d7"/>
    </style:style>
    <style:style style:name="P11" style:family="paragraph" style:parent-style-name="Table_20_Contents" style:list-style-name="L12">
      <style:text-properties officeooo:rsid="0015c495" officeooo:paragraph-rsid="000089d7"/>
    </style:style>
    <style:style style:name="P12" style:family="paragraph" style:parent-style-name="Table_20_Contents" style:list-style-name="L13">
      <style:text-properties officeooo:rsid="0015c495" officeooo:paragraph-rsid="000089d7"/>
    </style:style>
    <style:style style:name="P13" style:family="paragraph" style:parent-style-name="Table_20_Contents" style:list-style-name="L11">
      <style:text-properties officeooo:rsid="0015c495" officeooo:paragraph-rsid="000089d7"/>
    </style:style>
    <style:style style:name="P14" style:family="paragraph" style:parent-style-name="Table_20_Contents">
      <style:text-properties officeooo:rsid="0015c495" officeooo:paragraph-rsid="000089d7"/>
    </style:style>
    <style:style style:name="P15" style:family="paragraph" style:parent-style-name="Table_20_Contents" style:list-style-name="L12">
      <style:text-properties officeooo:rsid="00176bbb" officeooo:paragraph-rsid="000089d7"/>
    </style:style>
    <style:style style:name="P16" style:family="paragraph" style:parent-style-name="Table_20_Contents">
      <style:text-properties officeooo:rsid="00176bbb" officeooo:paragraph-rsid="000089d7"/>
    </style:style>
    <style:style style:name="P17" style:family="paragraph" style:parent-style-name="Table_20_Contents" style:list-style-name="L14">
      <style:text-properties officeooo:rsid="0017af6c" officeooo:paragraph-rsid="000089d7"/>
    </style:style>
    <style:style style:name="P18" style:family="paragraph" style:parent-style-name="Table_20_Contents" style:list-style-name="L15">
      <style:text-properties officeooo:rsid="0017af6c" officeooo:paragraph-rsid="000089d7"/>
    </style:style>
    <style:style style:name="P19" style:family="paragraph" style:parent-style-name="Table_20_Contents" style:list-style-name="L16">
      <style:text-properties officeooo:rsid="0017af6c" officeooo:paragraph-rsid="000089d7"/>
    </style:style>
    <style:style style:name="P20" style:family="paragraph" style:parent-style-name="Table_20_Contents" style:list-style-name="L11">
      <style:text-properties officeooo:rsid="0017af6c" officeooo:paragraph-rsid="000089d7"/>
    </style:style>
    <style:style style:name="P21" style:family="paragraph" style:parent-style-name="Table_20_Contents">
      <style:text-properties officeooo:rsid="0017af6c" officeooo:paragraph-rsid="000089d7"/>
    </style:style>
    <style:style style:name="P22" style:family="paragraph" style:parent-style-name="Table_20_Contents" style:list-style-name="L17">
      <style:text-properties officeooo:rsid="00182808" officeooo:paragraph-rsid="000089d7"/>
    </style:style>
    <style:style style:name="P23" style:family="paragraph" style:parent-style-name="Table_20_Contents" style:list-style-name="L11">
      <style:text-properties officeooo:rsid="00182808" officeooo:paragraph-rsid="000089d7"/>
    </style:style>
    <style:style style:name="P24" style:family="paragraph" style:parent-style-name="Table_20_Contents">
      <style:text-properties officeooo:rsid="00195eb7" officeooo:paragraph-rsid="000089d7"/>
    </style:style>
    <style:style style:name="P25" style:family="paragraph" style:parent-style-name="Table_20_Contents" style:list-style-name="L19">
      <style:text-properties officeooo:rsid="001a8d83" officeooo:paragraph-rsid="000089d7"/>
    </style:style>
    <style:style style:name="P26" style:family="paragraph" style:parent-style-name="Table_20_Contents" style:list-style-name="L14">
      <style:text-properties officeooo:paragraph-rsid="000089d7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2pt"/>
    </style:style>
    <style:style style:name="T4" style:family="text">
      <style:text-properties officeooo:rsid="0017af6c"/>
    </style:style>
    <style:style style:name="T5" style:family="text">
      <style:text-properties officeooo:rsid="0015c495"/>
    </style:style>
    <style:style style:name="T6" style:family="text">
      <style:text-properties officeooo:rsid="0017ccc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Project Management Processes</text:span></text:p>
      <text:p text:style-name="P1">1.</text:p>
      <text:p text:style-name="P1">Determine the Input, Process and Exit </text:p>
      <text:p text:style-name="P1">criteria for each of the project <text:s/>management processe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<text:s text:c="9"/>Phases</text:p>
          </table:table-cell>
          <table:table-cell table:style-name="Table1.A1" office:value-type="string">
            <text:p text:style-name="P6"><text:s text:c="8"/>Entry Criteria</text:p>
          </table:table-cell>
          <table:table-cell table:style-name="Table1.A1" office:value-type="string">
            <text:p text:style-name="P6">Process</text:p>
          </table:table-cell>
          <table:table-cell table:style-name="Table1.D1" office:value-type="string">
            <text:p text:style-name="P6"><text:s text:c="8"/>Exit Criteria</text:p>
          </table:table-cell>
        </table:table-row>
        <table:table-row>
          <table:table-cell table:style-name="Table1.A2" office:value-type="string">
            <text:p text:style-name="P10">Project Initiation</text:p>
          </table:table-cell>
          <table:table-cell table:style-name="Table1.A2" office:value-type="string">
            <text:p text:style-name="P14">A Business case based on a Problem <text:span text:style-name="T4">or an </text:span>Opportunity</text:p>
          </table:table-cell>
          <table:table-cell table:style-name="Table1.A2" office:value-type="string">
            <text:list xml:id="list4560918769955382798" text:style-name="L1">
              <text:list-item>
                <text:p text:style-name="P7">Develop a business case</text:p>
              </text:list-item>
              <text:list-item>
                <text:p text:style-name="P8">Undertake a feasibility study</text:p>
              </text:list-item>
              <text:list-item>
                <text:p text:style-name="P8">Establish the Project Charter</text:p>
              </text:list-item>
              <text:list-item>
                <text:p text:style-name="P8">Appoint the project team</text:p>
              </text:list-item>
              <text:list-item>
                <text:p text:style-name="P8">Set up Project Office</text:p>
              </text:list-item>
              <text:list-item>
                <text:p text:style-name="P8">Perform a Phase Review</text:p>
              </text:list-item>
            </text:list>
          </table:table-cell>
          <table:table-cell table:style-name="Table1.D2" office:value-type="string">
            <text:list xml:id="list2046171240796871884" text:style-name="L11">
              <text:list-item>
                <text:p text:style-name="P9">Project Charter</text:p>
              </text:list-item>
              <text:list-item>
                <text:p text:style-name="P9">Scope Staement</text:p>
              </text:list-item>
            </text:list>
          </table:table-cell>
        </table:table-row>
        <table:table-row>
          <table:table-cell table:style-name="Table1.A2" office:value-type="string">
            <text:p text:style-name="P10">Project Planning</text:p>
          </table:table-cell>
          <table:table-cell table:style-name="Table1.A2" office:value-type="string">
            <text:list xml:id="list185701921911553" text:continue-numbering="true" text:style-name="L11">
              <text:list-item>
                <text:p text:style-name="P9">Project Charter</text:p>
              </text:list-item>
              <text:list-item>
                <text:p text:style-name="P9">Scope Staement</text:p>
              </text:list-item>
            </text:list>
          </table:table-cell>
          <table:table-cell table:style-name="Table1.A2" office:value-type="string">
            <text:list xml:id="list1010349016756829044" text:style-name="L12">
              <text:list-item>
                <text:p text:style-name="P15">Create a Project Plan</text:p>
              </text:list-item>
              <text:list-item>
                <text:p text:style-name="P15">Create a Resource Plan</text:p>
              </text:list-item>
              <text:list-item>
                <text:p text:style-name="P15">Create a Financial Plan</text:p>
              </text:list-item>
              <text:list-item>
                <text:p text:style-name="P15">Create a Quality Plan</text:p>
              </text:list-item>
              <text:list-item>
                <text:p text:style-name="P15">Create a Risk Plan</text:p>
              </text:list-item>
              <text:list-item>
                <text:p text:style-name="P15">Create an Acceptance Plan</text:p>
              </text:list-item>
              <text:list-item>
                <text:p text:style-name="P15">Create a CommunicationPlan</text:p>
              </text:list-item>
              <text:list-item>
                <text:p text:style-name="P15">Create a Procurement Plan</text:p>
              </text:list-item>
              <text:list-item>
                <text:p text:style-name="P15">Contract the<text:span text:style-name="T5">Project Management Plan</text:span></text:p>
              </text:list-item>
              <text:list-item>
                <text:p text:style-name="P11">Management plans for each Functional area</text:p>
              </text:list-item>
              <text:list-item>
                <text:p text:style-name="P15"><text:span text:style-name="T5">Ongoing Project plan Updates</text:span> Suppliers</text:p>
              </text:list-item>
              <text:list-item>
                <text:p text:style-name="P15">Perform a Phase Review</text:p>
              </text:list-item>
            </text:list>
          </table:table-cell>
          <table:table-cell table:style-name="Table1.D2" office:value-type="string">
            <text:list xml:id="list5912640552291855611" text:style-name="L13">
              <text:list-item>
                <text:p text:style-name="P12">Project Management Plan</text:p>
              </text:list-item>
              <text:list-item>
                <text:p text:style-name="P12">Management plans for each Functional area</text:p>
              </text:list-item>
              <text:list-item>
                <text:p text:style-name="P12">Ongoing Project plan Updates</text:p>
              </text:list-item>
            </text:list>
          </table:table-cell>
        </table:table-row>
        <table:table-row>
          <table:table-cell table:style-name="Table1.A2" office:value-type="string">
            <text:p text:style-name="P16">Project Execution</text:p>
          </table:table-cell>
          <table:table-cell table:style-name="Table1.A2" office:value-type="string">
            <text:list xml:id="list185703483949862" text:continue-numbering="true" text:style-name="L13">
              <text:list-item>
                <text:p text:style-name="P12">Project Management <text:soft-page-break/>Plan</text:p>
              </text:list-item>
              <text:list-item>
                <text:p text:style-name="P12">Management plans for each Functional area</text:p>
              </text:list-item>
              <text:list-item>
                <text:p text:style-name="P12">Ongoing Project plan Updates</text:p>
              </text:list-item>
            </text:list>
          </table:table-cell>
          <table:table-cell table:style-name="Table1.A2" office:value-type="string">
            <text:list xml:id="list2611663724031914197" text:style-name="L14">
              <text:list-item>
                <text:p text:style-name="P17">Perform Time <text:soft-page-break/>Management</text:p>
              </text:list-item>
              <text:list-item>
                <text:p text:style-name="P17"><text:s/>Perform Cost Management</text:p>
              </text:list-item>
              <text:list-item>
                <text:p text:style-name="P17"><text:s/>Perform Quality Management</text:p>
              </text:list-item>
              <text:list-item>
                <text:p text:style-name="P17"><text:s/>Perform Change Management</text:p>
              </text:list-item>
              <text:list-item>
                <text:p text:style-name="P17">Perform Risk Management</text:p>
                <text:p text:style-name="P26"/>
              </text:list-item>
              <text:list-item>
                <text:p text:style-name="P17">Perform Issue Management</text:p>
              </text:list-item>
              <text:list-item>
                <text:p text:style-name="P17">Perform Procurement Management</text:p>
              </text:list-item>
              <text:list-item>
                <text:p text:style-name="P17"><text:s/>Perform Acceptance Management</text:p>
              </text:list-item>
              <text:list-item>
                <text:p text:style-name="P17">Perform Communications Management</text:p>
              </text:list-item>
              <text:list-item>
                <text:p text:style-name="P17">Perform a Phase Review</text:p>
              </text:list-item>
            </text:list>
          </table:table-cell>
          <table:table-cell table:style-name="Table1.D2" office:value-type="string">
            <text:list xml:id="list3611707603168949603" text:style-name="L15">
              <text:list-item>
                <text:p text:style-name="P18">Project Deliverables</text:p>
              </text:list-item>
              <text:list-item>
                <text:p text:style-name="P18"><text:soft-page-break/>Change Managment Document</text:p>
              </text:list-item>
              <text:list-item>
                <text:p text:style-name="P18">Performance baselines</text:p>
                <text:p text:style-name="P18"/>
              </text:list-item>
            </text:list>
          </table:table-cell>
        </table:table-row>
        <table:table-row>
          <table:table-cell table:style-name="Table1.A2" office:value-type="string">
            <text:p text:style-name="P21">Project Monitoring and Controlling</text:p>
          </table:table-cell>
          <table:table-cell table:style-name="Table1.A2" office:value-type="string">
            <text:list xml:id="list185703746678676" text:continue-numbering="true" text:style-name="L15">
              <text:list-item>
                <text:p text:style-name="P18">Project Deliverables</text:p>
              </text:list-item>
              <text:list-item>
                <text:p text:style-name="P18">Change Managment Document</text:p>
              </text:list-item>
              <text:list-item>
                <text:p text:style-name="P18">Performance baselines</text:p>
                <text:p text:style-name="P18"/>
              </text:list-item>
            </text:list>
          </table:table-cell>
          <table:table-cell table:style-name="Table1.A2" office:value-type="string">
            <text:list xml:id="list976181896913520606" text:style-name="L16">
              <text:list-item>
                <text:p text:style-name="P19">regular reviews using WBS as basis </text:p>
              </text:list-item>
              <text:list-item>
                <text:p text:style-name="P19">regular review of actual costs,<text:span text:style-name="T6">risks</text:span> resource loading<text:span text:style-name="T6">s etc.</text:span></text:p>
              </text:list-item>
              <text:list-item>
                <text:p text:style-name="P19">regular meetings </text:p>
                <text:p text:style-name="P19">production of periodic progress reports</text:p>
              </text:list-item>
              <text:list-item>
                <text:p text:style-name="P19">inspections/ audits</text:p>
              </text:list-item>
            </text:list>
          </table:table-cell>
          <table:table-cell table:style-name="Table1.D2" office:value-type="string">
            <text:list xml:id="list6252926031632363963" text:style-name="L17">
              <text:list-item>
                <text:p text:style-name="P22">Progress and Status reports.</text:p>
              </text:list-item>
              <text:list-item>
                <text:p text:style-name="P22">Plan Updates</text:p>
              </text:list-item>
              <text:list-item>
                <text:p text:style-name="P22">Change requests</text:p>
              </text:list-item>
              <text:list-item>
                <text:p text:style-name="P22">Work products/ Deliverables</text:p>
              </text:list-item>
            </text:list>
          </table:table-cell>
        </table:table-row>
        <table:table-row>
          <table:table-cell table:style-name="Table1.A2" office:value-type="string">
            <text:p text:style-name="P24">Project Closure</text:p>
          </table:table-cell>
          <table:table-cell table:style-name="Table1.A2" office:value-type="string">
            <text:list xml:id="list185702504578512" text:continue-list="list185701921911553" text:style-name="L11">
              <text:list-item>
                <text:p text:style-name="P9">Project Charter</text:p>
              </text:list-item>
              <text:list-item>
                <text:p text:style-name="P9">Scope Staement</text:p>
              </text:list-item>
              <text:list-item>
                <text:p text:style-name="P13">Project Management Plan</text:p>
              </text:list-item>
              <text:list-item>
                <text:p text:style-name="P13">Management plans for each Functional area</text:p>
              </text:list-item>
              <text:list-item>
                <text:p text:style-name="P13">Ongoing Project plan Updates</text:p>
              </text:list-item>
              <text:list-item>
                <text:p text:style-name="P20">Project Deliverables</text:p>
              </text:list-item>
              <text:list-item>
                <text:p text:style-name="P20">Change Managment Document</text:p>
              </text:list-item>
              <text:list-item>
                <text:p text:style-name="P20">Performance baselines</text:p>
              </text:list-item>
              <text:list-item>
                <text:p text:style-name="P23">Progress and Status reports.</text:p>
              </text:list-item>
              <text:list-item>
                <text:p text:style-name="P23"><text:soft-page-break/>Plan Updates</text:p>
              </text:list-item>
              <text:list-item>
                <text:p text:style-name="P23">Change requests</text:p>
              </text:list-item>
              <text:list-item>
                <text:p text:style-name="P23">Work products/ Deliverables</text:p>
              </text:list-item>
            </text:list>
          </table:table-cell>
          <table:table-cell table:style-name="Table1.A2" office:value-type="string">
            <text:list xml:id="list6503533009866053081" text:style-name="L18">
              <text:list-item>
                <text:p text:style-name="P2">Obtaining acceptance by the customer or sponsor <text:s/>(approval to close)</text:p>
              </text:list-item>
              <text:list-item>
                <text:p text:style-name="P2">Releasing people and resources</text:p>
              </text:list-item>
              <text:list-item>
                <text:p text:style-name="P2">Reporting on team performance and lessons learned</text:p>
              </text:list-item>
              <text:list-item>
                <text:p text:style-name="P4"><text:span text:style-name="T3">Updating or </text:span><text:soft-page-break/><text:span text:style-name="T3">finalizing documents, project records, and results</text:span></text:p>
              </text:list-item>
              <text:list-item>
                <text:p text:style-name="P2">Finalizing procurements</text:p>
              </text:list-item>
              <text:list-item>
                <text:p text:style-name="P2">Performing quality assurance activities</text:p>
              </text:list-item>
              <text:list-item>
                <text:p text:style-name="P2">Storing or archiving information. </text:p>
              </text:list-item>
            </text:list>
            <text:p text:style-name="P5"/>
          </table:table-cell>
          <table:table-cell table:style-name="Table1.D2" office:value-type="string">
            <text:list xml:id="list1878811570594513333" text:style-name="L19">
              <text:list-item>
                <text:p text:style-name="P25">Certificate of completion</text:p>
              </text:list-item>
              <text:list-item>
                <text:p text:style-name="P25">Staff work assignments</text:p>
              </text:list-item>
              <text:list-item>
                <text:p text:style-name="P25">Plan updates</text:p>
              </text:list-item>
              <text:list-item>
                <text:p text:style-name="P25">Final work products/deliverables or services</text:p>
                <text:p text:style-name="P3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6:38:15.966799916</meta:creation-date>
    <dc:date>2016-08-18T18:57:01.652414172</dc:date>
    <meta:editing-duration>PT2H6M7S</meta:editing-duration>
    <meta:editing-cycles>1</meta:editing-cycles>
    <meta:document-statistic meta:table-count="1" meta:image-count="0" meta:object-count="0" meta:page-count="3" meta:paragraph-count="94" meta:word-count="400" meta:character-count="2448" meta:non-whitespace-character-count="2183"/>
    <meta:generator>LibreOffice/5.1.4.2$Linux_X86_64 LibreOffice_project/10m0$Build-2</meta:generator>
  </office:meta>
</office:document-meta>
</file>